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fill-gradient-name="Gradient_20_1" draw:fill-hatch-name="Black_20_0_20_Degrees" draw:opacity="50%" draw:textarea-horizontal-align="justify" draw:textarea-vertical-align="middle" draw:auto-grow-height="false" draw:shadow-offset-x="0.305cm" draw:shadow-offset-y="0.305cm" draw:shadow-opacity="50%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4" style:family="graphic" style:parent-style-name="standard">
      <style:graphic-properties draw:fill-color="#c4ffc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80c4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c48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1cm" fo:min-width="0.1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5.715cm" svg:x="19.778cm" svg:y="6.4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02cm" svg:height="9.525cm" svg:x="22.953cm" svg:y="2.67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7.398cm" svg:y1="6.486cm" svg:x2="27.398cm" svg:y2="8.391cm">
          <text:p/>
        </draw:line>
        <draw:g>
          <draw:path draw:style-name="gr3" draw:text-style-name="P1" draw:layer="layout" svg:width="2.926cm" svg:height="0.275cm" draw:transform="skewX (0.0568977336150044) rotate (1.35228110444495) translate (27.397551800976cm 14.1055908126462cm)" svg:viewBox="0 0 2927 276" svg:d="m0 59609c173 618 2927-1 2927-1">
            <text:p/>
          </draw:path>
          <draw:path draw:style-name="gr3" draw:text-style-name="P1" draw:layer="layout" svg:width="2.926cm" svg:height="0.275cm" draw:transform="skewX (-0.0568977336150044) rotate (1.78931154914425) translate (28.033cm 11.2485cm)" svg:viewBox="0 0 2927 276" svg:d="m2927 49857c-173 619-2927-1-2927-1">
            <text:p/>
          </draw:path>
        </draw:g>
        <draw:g>
          <draw:path draw:style-name="gr3" draw:text-style-name="P1" draw:layer="layout" svg:width="1.708cm" svg:height="0.262cm" draw:transform="skewX (-0.224972940582027) rotate (1.19031454985991) translate (19.777160632133cm 14.1057116466205cm)" svg:viewBox="0 0 1709 263" svg:d="m0 47204c101 588 1709-2 1709-2">
            <text:p/>
          </draw:path>
          <draw:path draw:style-name="gr3" draw:text-style-name="P1" draw:layer="layout" svg:width="1.708cm" svg:height="0.262cm" draw:transform="skewX (0.224798407656827) rotate (1.95127810372929) translate (20.413cm 12.5185cm)" svg:viewBox="0 0 1709 263" svg:d="m1709 28610c-100 588-1709-2-1709-2">
            <text:p/>
          </draw:path>
        </draw:g>
        <draw:line draw:style-name="gr2" draw:text-style-name="P1" draw:layer="layout" svg:x1="19.778cm" svg:y1="6.486cm" svg:x2="19.778cm" svg:y2="10.931cm">
          <text:p/>
        </draw:line>
        <draw:g>
          <draw:path draw:style-name="gr3" draw:text-style-name="P1" draw:layer="layout" svg:width="1.708cm" svg:height="0.262cm" draw:transform="skewX (-0.224972940582027) rotate (1.19031454985991) translate (22.952160632133cm 7.75571164662045cm)" svg:viewBox="0 0 1709 263" svg:d="m0 48384c101 588 1709-2 1709-2">
            <text:p/>
          </draw:path>
          <draw:path draw:style-name="gr3" draw:text-style-name="P1" draw:layer="layout" svg:width="1.708cm" svg:height="0.262cm" draw:transform="skewX (0.224798407656827) rotate (1.95127810372929) translate (23.588cm 6.1685cm)" svg:viewBox="0 0 1709 263" svg:d="m1709 39222c-100 588-1709-1-1709-1">
            <text:p/>
          </draw:path>
        </draw:g>
        <draw:line draw:style-name="gr2" draw:text-style-name="P1" draw:layer="layout" svg:x1="22.953cm" svg:y1="2.676cm" svg:x2="22.953cm" svg:y2="4.581cm">
          <text:p/>
        </draw:line>
        <draw:custom-shape draw:style-name="gr4" draw:text-style-name="P2" draw:layer="layout" svg:width="7.62cm" svg:height="1.905cm" svg:x="10.253cm" svg:y="5.216cm">
          <text:p text:style-name="P1"><text:span text:style-name="T1">[add-next &lt;Plan-2&gt; ...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7.62cm" svg:height="1.905cm" svg:x="19.778cm" svg:y="5.216cm">
          <text:p text:style-name="P1"><text:span text:style-name="T1">[add-parallel &lt;Plan-2&gt; ...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7.62cm" svg:height="1.905cm" svg:x="0.728cm" svg:y="5.216cm">
          <text:p text:style-name="P1"><text:span text:style-name="T1">[copy &lt;Plan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.348cm" svg:y1="6.17cm" svg:x2="10.253cm" svg:y2="6.17cm">
          <text:p/>
        </draw:line>
        <draw:frame draw:style-name="gr5" draw:text-style-name="P3" draw:layer="layout" svg:width="1.598cm" svg:height="0.954cm" svg:x="8.348cm" svg:y="5.25cm">
          <draw:text-box>
            <text:p><text:span text:style-name="T2">next</text:span></text:p>
          </draw:text-box>
        </draw:frame>
        <draw:line draw:style-name="gr2" draw:text-style-name="P1" draw:layer="layout" svg:x1="17.873cm" svg:y1="6.136cm" svg:x2="19.778cm" svg:y2="6.136cm">
          <text:p/>
        </draw:line>
        <draw:frame draw:style-name="gr5" draw:text-style-name="P3" draw:layer="layout" svg:width="1.598cm" svg:height="0.954cm" svg:x="17.873cm" svg:y="5.216cm">
          <draw:text-box>
            <text:p><text:span text:style-name="T2">next</text:span></text:p>
          </draw:text-box>
        </draw:frame>
        <draw:custom-shape draw:style-name="gr6" draw:text-style-name="P2" draw:layer="layout" svg:width="32.927cm" svg:height="1.905cm" svg:x="0.728cm" svg:y="11.566cm">
          <text:p text:style-name="P1"><text:span text:style-name="T1">[&lt;Plan-1&gt; results-in-relationship</text:span></text:p>
          <text:p text:style-name="P1"><text:span text:style-name="T1">[&lt;Goal-1&gt; is-occurring true]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0.702cm" svg:height="1.905cm" svg:x="22.953cm" svg:y="9.026cm">
          <text:p text:style-name="P1"><text:span text:style-name="T1">[&lt;Plan-2&gt; results-in-relationship</text:span></text:p>
          <text:p text:style-name="P1"><text:span text:style-name="T1">[&lt;Goal-2&gt; is-occurring true]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0.702cm" svg:height="1.905cm" svg:x="22.953cm" svg:y="1.406cm">
          <text:p text:style-name="P1"><text:span text:style-name="T1">[&lt;Reflective-Goal-1&gt; is-occurring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1.27cm" svg:height="0.954cm" svg:x="21.148cm" svg:y="3.311cm">
          <draw:text-box>
            <text:p><text:span text:style-name="T1">(1)</text:span></text:p>
          </draw:text-box>
        </draw:frame>
        <draw:line draw:style-name="gr9" draw:text-style-name="P1" draw:layer="layout" svg:x1="22.953cm" svg:y1="3.846cm" svg:x2="22.318cm" svg:y2="3.846cm">
          <text:p/>
        </draw:line>
        <draw:g>
          <draw:path draw:style-name="gr3" draw:text-style-name="P1" draw:layer="layout" svg:width="1.708cm" svg:height="0.262cm" draw:transform="skewX (-0.22410027595603) rotate (-1.94970730740368) translate (22.9531818087988cm 4.58102840979254cm)" svg:viewBox="0 0 1709 263" svg:d="m0-46039c100 590 1709 3 1709 3">
            <text:p/>
          </draw:path>
          <draw:path draw:style-name="gr3" draw:text-style-name="P1" draw:layer="layout" svg:width="1.708cm" svg:height="0.262cm" draw:transform="skewX (0.22410027595603) rotate (-1.19188534618789) translate (22.3219455451949cm 6.16804031990663cm)" svg:viewBox="0 0 1709 263" svg:d="m1709-36914c-101 590-1709 3-1709 3">
            <text:p/>
          </draw:path>
        </draw:g>
        <draw:frame draw:style-name="gr8" draw:text-style-name="P4" draw:layer="layout" svg:width="1.905cm" svg:height="0.954cm" svg:x="17.238cm" svg:y="9.661cm">
          <draw:text-box>
            <text:p><text:span text:style-name="T1">(2, 3)</text:span></text:p>
          </draw:text-box>
        </draw:frame>
        <draw:line draw:style-name="gr9" draw:text-style-name="P1" draw:layer="layout" svg:x1="19.778cm" svg:y1="10.196cm" svg:x2="19.143cm" svg:y2="10.196cm">
          <text:p/>
        </draw:line>
        <draw:g>
          <draw:path draw:style-name="gr3" draw:text-style-name="P1" draw:layer="layout" svg:width="1.708cm" svg:height="0.262cm" draw:transform="skewX (-0.22410027595603) rotate (-1.94970730740368) translate (19.7781818087988cm 10.9310284097925cm)" svg:viewBox="0 0 1709 263" svg:d="m0-44838c100 591 1709 3 1709 3">
            <text:p/>
          </draw:path>
          <draw:path draw:style-name="gr3" draw:text-style-name="P1" draw:layer="layout" svg:width="1.708cm" svg:height="0.262cm" draw:transform="skewX (0.22410027595603) rotate (-1.19188534618789) translate (19.1469455451949cm 12.5180403199066cm)" svg:viewBox="0 0 1709 263" svg:d="m1709-26317c-101 591-1709 3-1709 3">
            <text:p/>
          </draw:path>
        </draw:g>
        <draw:frame draw:style-name="gr10" draw:text-style-name="P4" draw:layer="layout" svg:width="1.27cm" svg:height="1.431cm" svg:x="25.593cm" svg:y="7.121cm">
          <draw:text-box>
            <text:p><text:span text:style-name="T1">(3)</text:span></text:p>
          </draw:text-box>
        </draw:frame>
        <draw:line draw:style-name="gr9" draw:text-style-name="P1" draw:layer="layout" svg:x1="27.398cm" svg:y1="7.656cm" svg:x2="26.763cm" svg:y2="7.656cm">
          <text:p/>
        </draw:line>
        <draw:g>
          <draw:path draw:style-name="gr3" draw:text-style-name="P1" draw:layer="layout" svg:width="2.926cm" svg:height="0.275cm" draw:transform="skewX (0.0563741348394062) rotate (-1.78861341744464) translate (27.3981818087988cm 8.39105113762656cm)" svg:viewBox="0 0 2927 276" svg:d="m0-57128c172 620 2927 2 2927 2">
            <text:p/>
          </draw:path>
          <draw:path draw:style-name="gr3" draw:text-style-name="P1" draw:layer="layout" svg:width="2.926cm" svg:height="0.275cm" draw:transform="skewX (-0.0563741348394062) rotate (-1.35297923614694) translate (26.7665855352407cm 11.2477727518813cm)" svg:viewBox="0 0 2927 276" svg:d="m2927-47407c-172 620-2927 3-2927 3">
            <text:p/>
          </draw:path>
        </draw:g>
        <draw:frame draw:style-name="gr8" draw:text-style-name="P4" draw:layer="layout" svg:width="1.27cm" svg:height="0.954cm" svg:x="31.75cm" svg:y="5.396cm">
          <draw:text-box>
            <text:p><text:span text:style-name="T1">(4)</text:span></text:p>
          </draw:text-box>
        </draw:frame>
        <draw:line draw:style-name="gr9" draw:text-style-name="P1" draw:layer="layout" svg:x1="31.85cm" svg:y1="5.931cm" svg:x2="31.215cm" svg:y2="5.931cm">
          <text:p/>
        </draw:line>
        <draw:frame draw:style-name="gr5" draw:text-style-name="P4" draw:layer="layout" svg:width="14.425cm" svg:height="0.954cm" svg:x="0.728cm" svg:y="0.771cm">
          <draw:text-box>
            <text:p><text:span text:style-name="T1">(1) Changing goal knowledge initiates causal learning.</text:span></text:p>
          </draw:text-box>
        </draw:frame>
        <draw:frame draw:style-name="gr5" draw:text-style-name="P4" draw:layer="layout" svg:width="20.894cm" svg:height="0.954cm" svg:x="0.728cm" svg:y="1.722cm">
          <draw:text-box>
            <text:p><text:span text:style-name="T1">(2) Deliberative precondition concept for reflective goal achievement is refined.</text:span></text:p>
          </draw:text-box>
        </draw:frame>
        <draw:frame draw:style-name="gr5" draw:text-style-name="P4" draw:layer="layout" svg:width="21.808cm" svg:height="0.954cm" svg:x="0.728cm" svg:y="2.676cm">
          <draw:text-box>
            <text:p><text:span text:style-name="T1">(3) Deliberative transition concepts for simulating deliberative resource are refined.</text:span></text:p>
          </draw:text-box>
        </draw:frame>
        <draw:frame draw:style-name="gr5" draw:text-style-name="P4" draw:layer="layout" svg:width="17.516cm" svg:height="0.954cm" svg:x="0.728cm" svg:y="3.627cm">
          <draw:text-box>
            <text:p><text:span text:style-name="T1">(4) Deliberative concept for reflective goal achievement is refin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4.29cm" fo:page-height="14.6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7T17:14:49</meta:creation-date>
    <dc:date>2011-07-17T17:47:41</dc:date>
    <dc:creator>Bo Morgan</dc:creator>
    <meta:editing-duration>PT00H32M53S</meta:editing-duration>
    <meta:editing-cycles>6</meta:editing-cycles>
    <meta:generator>OpenOffice.org/3.2$Linux OpenOffice.org_project/320m12$Build-9483</meta:generator>
    <meta:document-statistic meta:object-count="45"/>
  </office:meta>
</office:document-meta>
</file>